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81ec" officeooo:paragraph-rsid="001c81ec"/>
    </style:style>
    <style:style style:name="P2" style:family="paragraph" style:parent-style-name="Standard">
      <style:text-properties officeooo:rsid="001da396" officeooo:paragraph-rsid="001da396"/>
    </style:style>
    <style:style style:name="P3" style:family="paragraph" style:parent-style-name="Standard">
      <style:text-properties officeooo:rsid="001f41b1" officeooo:paragraph-rsid="001f41b1"/>
    </style:style>
    <style:style style:name="P4" style:family="paragraph" style:parent-style-name="Standard">
      <style:text-properties officeooo:rsid="00205ad8" officeooo:paragraph-rsid="00205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ezpieczeństwo – szyfrowanie danych</text:p>
      <text:p text:style-name="P3">Najważniejsze informacje dotyczące działalności i zabezpieczeń.</text:p>
      <text:p text:style-name="P2">Logowanie klienta</text:p>
      <text:p text:style-name="P2">Rejestracja klienta</text:p>
      <text:p text:style-name="P2">Wizytówka firmy, kontakt</text:p>
      <text:p text:style-name="P2">Podstrona z kursami walut</text:p>
      <text:p text:style-name="P2">Panel wymiany walut (możliwość wyboru waluty, wyboru kwoty)</text:p>
      <text:p text:style-name="P2">Podsumowanie transakcji</text:p>
      <text:p text:style-name="P2">Panel obsługi sposobu płatności (przelew, karta)</text:p>
      <text:p text:style-name="P2">Możliwość zatwierdzenia transakcji</text:p>
      <text:p text:style-name="P2">Potwierdzenie zawarcia transakcji</text:p>
      <text:p text:style-name="P2">Możliwość wykonania kolejnej transakcji</text:p>
      <text:p text:style-name="P3">Wylogowanie</text:p>
      <text:p text:style-name="P3">Newsletter</text:p>
      <text:p text:style-name="P3"/>
      <text:p text:style-name="P4">kllklk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4:12.412000000</meta:creation-date>
    <dc:date>2018-03-02T13:56:22.324000000</dc:date>
    <meta:editing-duration>PT2M57S</meta:editing-duration>
    <meta:editing-cycles>2</meta:editing-cycles>
    <meta:generator>LibreOffice/5.4.4.2$Windows_x86 LibreOffice_project/2524958677847fb3bb44820e40380acbe820f960</meta:generator>
    <meta:document-statistic meta:table-count="0" meta:image-count="0" meta:object-count="0" meta:page-count="1" meta:paragraph-count="15" meta:word-count="49" meta:character-count="447" meta:non-whitespace-character-count="412"/>
  </office:meta>
</office:document-meta>
</file>